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-1000" table:style-name="ta1">
        <table:shapes>
          <draw:frame draw:z-index="0" draw:style-name="gr1" draw:text-style-name="P1" svg:width="453.46pt" svg:height="255.26pt" svg:x="539.32pt" svg:y="312.52pt">
            <draw:object draw:notify-on-update-of-ranges="'thread-1000'.D4:'thread-1000'.D27 'thread-1000'.F3:'thread-1000'.F3 'thread-1000'.F4:'thread-1000'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6pt" svg:x="533.88pt" svg:y="45.95pt">
            <draw:object draw:notify-on-update-of-ranges="'thread-1000'.D4:'thread-1000'.D27 'thread-1000'.G3:'thread-1000'.G3 'thread-1000'.G4:'thread-1000'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3"/>
          <table:table-cell office:value-type="string" calcext:value-type="string">
            <text:p>try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optimizing the algorithm by reducing the for loops. Removed #pragma omp for → from creating and deleting 2d arrays</text:p>
          </table:table-cell>
          <table:table-cell table:number-columns-repeated="13"/>
          <table:table-cell office:value-type="string" calcext:value-type="string">
            <text:p>try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1000*500 grid</text:p>
          </table:table-cell>
          <table:table-cell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office:value-type="string" calcext:value-type="string">
            <text:p>Speedup gained without deleting the dynamically generated array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185" calcext:value-type="float">
            <text:p>72185</text:p>
          </table:table-cell>
          <table:table-cell table:formula="of:=[.$E$4]/[.E4]" office:value-type="float" office:value="1" calcext:value-type="float">
            <text:p>1</text:p>
          </table:table-cell>
          <table:table-cell table:formula="of:=[.F4]/[.D4]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1000*500 grid</text:p>
          </table:table-cell>
          <table:table-cell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7348" calcext:value-type="float">
            <text:p>37348</text:p>
          </table:table-cell>
          <table:table-cell table:formula="of:=[.$E$4]/[.E5]" office:value-type="float" office:value="1.93276748420263" calcext:value-type="float">
            <text:p>1.93276748420263</text:p>
          </table:table-cell>
          <table:table-cell table:formula="of:=[.F5]/[.D5]" office:value-type="float" office:value="0.966383742101317" calcext:value-type="float">
            <text:p>0.96638374210131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3738" calcext:value-type="float">
            <text:p>213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154" calcext:value-type="float">
            <text:p>26154</text:p>
          </table:table-cell>
          <table:table-cell table:formula="of:=[.$E$4]/[.E6]" office:value-type="float" office:value="2.75999847059723" calcext:value-type="float">
            <text:p>2.75999847059723</text:p>
          </table:table-cell>
          <table:table-cell table:formula="of:=[.F6]/[.D6]" office:value-type="float" office:value="0.919999490199077" calcext:value-type="float">
            <text:p>0.9199994901990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18306" calcext:value-type="float">
            <text:p>118306</text:p>
          </table:table-cell>
          <table:table-cell office:value-type="float" office:value="1.80665393133062" calcext:value-type="float">
            <text:p>1.80665393133062</text:p>
          </table:table-cell>
          <table:table-cell office:value-type="float" office:value="0.903326965665308" calcext:value-type="float">
            <text:p>0.903326965665308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316" calcext:value-type="float">
            <text:p>20316</text:p>
          </table:table-cell>
          <table:table-cell table:formula="of:=[.$E$4]/[.E7]" office:value-type="float" office:value="3.55311084859224" calcext:value-type="float">
            <text:p>3.55311084859224</text:p>
          </table:table-cell>
          <table:table-cell table:formula="of:=[.F7]/[.D7]" office:value-type="float" office:value="0.888277712148061" calcext:value-type="float">
            <text:p>0.88827771214806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82892" calcext:value-type="float">
            <text:p>82892</text:p>
          </table:table-cell>
          <table:table-cell office:value-type="float" office:value="2.57851179848478" calcext:value-type="float">
            <text:p>2.57851179848478</text:p>
          </table:table-cell>
          <table:table-cell office:value-type="float" office:value="0.859503932828258" calcext:value-type="float">
            <text:p>0.85950393282825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420" calcext:value-type="float">
            <text:p>17420</text:p>
          </table:table-cell>
          <table:table-cell table:formula="of:=[.$E$4]/[.E8]" office:value-type="float" office:value="4.14380022962113" calcext:value-type="float">
            <text:p>4.14380022962113</text:p>
          </table:table-cell>
          <table:table-cell table:formula="of:=[.F8]/[.D8]" office:value-type="float" office:value="0.828760045924225" calcext:value-type="float">
            <text:p>0.82876004592422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4056" calcext:value-type="float">
            <text:p>64056</text:p>
          </table:table-cell>
          <table:table-cell office:value-type="float" office:value="3.33673660547021" calcext:value-type="float">
            <text:p>3.33673660547021</text:p>
          </table:table-cell>
          <table:table-cell office:value-type="float" office:value="0.834184151367553" calcext:value-type="float">
            <text:p>0.83418415136755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118" calcext:value-type="float">
            <text:p>15118</text:p>
          </table:table-cell>
          <table:table-cell table:formula="of:=[.$E$4]/[.E9]" office:value-type="float" office:value="4.77477179521101" calcext:value-type="float">
            <text:p>4.77477179521101</text:p>
          </table:table-cell>
          <table:table-cell table:formula="of:=[.F9]/[.D9]" office:value-type="float" office:value="0.795795299201834" calcext:value-type="float">
            <text:p>0.79579529920183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4641" calcext:value-type="float">
            <text:p>54641</text:p>
          </table:table-cell>
          <table:table-cell office:value-type="float" office:value="3.91167804395966" calcext:value-type="float">
            <text:p>3.91167804395966</text:p>
          </table:table-cell>
          <table:table-cell office:value-type="float" office:value="0.782335608791933" calcext:value-type="float">
            <text:p>0.78233560879193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365" calcext:value-type="float">
            <text:p>13365</text:p>
          </table:table-cell>
          <table:table-cell table:formula="of:=[.$E$4]/[.E10]" office:value-type="float" office:value="5.40104751215862" calcext:value-type="float">
            <text:p>5.40104751215862</text:p>
          </table:table-cell>
          <table:table-cell table:formula="of:=[.F10]/[.D10]" office:value-type="float" office:value="0.77157821602266" calcext:value-type="float">
            <text:p>0.7715782160226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8249" calcext:value-type="float">
            <text:p>48249</text:p>
          </table:table-cell>
          <table:table-cell office:value-type="float" office:value="4.42989492010197" calcext:value-type="float">
            <text:p>4.42989492010197</text:p>
          </table:table-cell>
          <table:table-cell office:value-type="float" office:value="0.738315820016995" calcext:value-type="float">
            <text:p>0.7383158200169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099" calcext:value-type="float">
            <text:p>12099</text:p>
          </table:table-cell>
          <table:table-cell table:formula="of:=[.$E$4]/[.E11]" office:value-type="float" office:value="5.96619555335152" calcext:value-type="float">
            <text:p>5.96619555335152</text:p>
          </table:table-cell>
          <table:table-cell table:formula="of:=[.F11]/[.D11]" office:value-type="float" office:value="0.74577444416894" calcext:value-type="float">
            <text:p>0.74577444416894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3722" calcext:value-type="float">
            <text:p>43722</text:p>
          </table:table-cell>
          <table:table-cell office:value-type="float" office:value="4.88856868395773" calcext:value-type="float">
            <text:p>4.88856868395773</text:p>
          </table:table-cell>
          <table:table-cell office:value-type="float" office:value="0.698366954851105" calcext:value-type="float">
            <text:p>0.69836695485110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547" calcext:value-type="float">
            <text:p>11547</text:p>
          </table:table-cell>
          <table:table-cell table:formula="of:=[.$E$4]/[.E12]" office:value-type="float" office:value="6.2514072919373" calcext:value-type="float">
            <text:p>6.2514072919373</text:p>
          </table:table-cell>
          <table:table-cell table:formula="of:=[.F12]/[.D12]" office:value-type="float" office:value="0.694600810215256" calcext:value-type="float">
            <text:p>0.69460081021525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0232" calcext:value-type="float">
            <text:p>40232</text:p>
          </table:table-cell>
          <table:table-cell office:value-type="float" office:value="5.31263670709883" calcext:value-type="float">
            <text:p>5.31263670709883</text:p>
          </table:table-cell>
          <table:table-cell office:value-type="float" office:value="0.664079588387353" calcext:value-type="float">
            <text:p>0.66407958838735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10" calcext:value-type="float">
            <text:p>10510</text:p>
          </table:table-cell>
          <table:table-cell table:formula="of:=[.$E$4]/[.E13]" office:value-type="float" office:value="6.86822074215033" calcext:value-type="float">
            <text:p>6.86822074215033</text:p>
          </table:table-cell>
          <table:table-cell table:formula="of:=[.F13]/[.D13]" office:value-type="float" office:value="0.686822074215033" calcext:value-type="float">
            <text:p>0.68682207421503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8276" calcext:value-type="float">
            <text:p>38276</text:p>
          </table:table-cell>
          <table:table-cell office:value-type="float" office:value="5.58412582297001" calcext:value-type="float">
            <text:p>5.58412582297001</text:p>
          </table:table-cell>
          <table:table-cell office:value-type="float" office:value="0.620458424774445" calcext:value-type="float">
            <text:p>0.62045842477444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897" calcext:value-type="float">
            <text:p>9897</text:p>
          </table:table-cell>
          <table:table-cell table:formula="of:=[.$E$4]/[.E14]" office:value-type="float" office:value="7.29362433060523" calcext:value-type="float">
            <text:p>7.29362433060523</text:p>
          </table:table-cell>
          <table:table-cell table:formula="of:=[.F14]/[.D14]" office:value-type="float" office:value="0.663056757327749" calcext:value-type="float">
            <text:p>0.663056757327749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7388" calcext:value-type="float">
            <text:p>37388</text:p>
          </table:table-cell>
          <table:table-cell office:value-type="float" office:value="5.716754038729" calcext:value-type="float">
            <text:p>5.716754038729</text:p>
          </table:table-cell>
          <table:table-cell office:value-type="float" office:value="0.5716754038729" calcext:value-type="float">
            <text:p>0.571675403872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286" calcext:value-type="float">
            <text:p>9286</text:p>
          </table:table-cell>
          <table:table-cell table:formula="of:=[.$E$4]/[.E15]" office:value-type="float" office:value="7.77353004522938" calcext:value-type="float">
            <text:p>7.77353004522938</text:p>
          </table:table-cell>
          <table:table-cell table:formula="of:=[.F15]/[.D15]" office:value-type="float" office:value="0.647794170435781" calcext:value-type="float">
            <text:p>0.64779417043578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39335" calcext:value-type="float">
            <text:p>39335</text:p>
          </table:table-cell>
          <table:table-cell office:value-type="float" office:value="5.43378670395322" calcext:value-type="float">
            <text:p>5.43378670395322</text:p>
          </table:table-cell>
          <table:table-cell office:value-type="float" office:value="0.493980609450293" calcext:value-type="float">
            <text:p>0.49398060945029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762" calcext:value-type="float">
            <text:p>9762</text:p>
          </table:table-cell>
          <table:table-cell table:formula="of:=[.$E$4]/[.E16]" office:value-type="float" office:value="7.39448883425528" calcext:value-type="float">
            <text:p>7.39448883425528</text:p>
          </table:table-cell>
          <table:table-cell table:formula="of:=[.F16]/[.D16]" office:value-type="float" office:value="0.568806833404252" calcext:value-type="float">
            <text:p>0.568806833404252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2682" calcext:value-type="float">
            <text:p>42682</text:p>
          </table:table-cell>
          <table:table-cell office:value-type="float" office:value="5.00768473829718" calcext:value-type="float">
            <text:p>5.00768473829718</text:p>
          </table:table-cell>
          <table:table-cell office:value-type="float" office:value="0.417307061524765" calcext:value-type="float">
            <text:p>0.41730706152476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907" calcext:value-type="float">
            <text:p>9907</text:p>
          </table:table-cell>
          <table:table-cell table:formula="of:=[.$E$4]/[.E17]" office:value-type="float" office:value="7.28626223882104" calcext:value-type="float">
            <text:p>7.28626223882104</text:p>
          </table:table-cell>
          <table:table-cell table:formula="of:=[.F17]/[.D17]" office:value-type="float" office:value="0.520447302772931" calcext:value-type="float">
            <text:p>0.52044730277293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7743" calcext:value-type="float">
            <text:p>47743</text:p>
          </table:table-cell>
          <table:table-cell office:value-type="float" office:value="4.47684477305574" calcext:value-type="float">
            <text:p>4.47684477305574</text:p>
          </table:table-cell>
          <table:table-cell office:value-type="float" office:value="0.344372674850441" calcext:value-type="float">
            <text:p>0.34437267485044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318" calcext:value-type="float">
            <text:p>9318</text:p>
          </table:table-cell>
          <table:table-cell table:formula="of:=[.$E$4]/[.E18]" office:value-type="float" office:value="7.7468340845675" calcext:value-type="float">
            <text:p>7.7468340845675</text:p>
          </table:table-cell>
          <table:table-cell table:formula="of:=[.F18]/[.D18]" office:value-type="float" office:value="0.516455605637834" calcext:value-type="float">
            <text:p>0.516455605637834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7873" calcext:value-type="float">
            <text:p>47873</text:p>
          </table:table-cell>
          <table:table-cell office:value-type="float" office:value="4.4646878198567" calcext:value-type="float">
            <text:p>4.4646878198567</text:p>
          </table:table-cell>
          <table:table-cell office:value-type="float" office:value="0.318906272846907" calcext:value-type="float">
            <text:p>0.31890627284690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946" calcext:value-type="float">
            <text:p>8946</text:p>
          </table:table-cell>
          <table:table-cell table:formula="of:=[.$E$4]/[.E19]" office:value-type="float" office:value="8.06896937178627" calcext:value-type="float">
            <text:p>8.06896937178627</text:p>
          </table:table-cell>
          <table:table-cell table:formula="of:=[.F19]/[.D19]" office:value-type="float" office:value="0.504310585736642" calcext:value-type="float">
            <text:p>0.50431058573664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8090" calcext:value-type="float">
            <text:p>48090</text:p>
          </table:table-cell>
          <table:table-cell office:value-type="float" office:value="4.44454148471616" calcext:value-type="float">
            <text:p>4.44454148471616</text:p>
          </table:table-cell>
          <table:table-cell office:value-type="float" office:value="0.296302765647744" calcext:value-type="float">
            <text:p>0.2963027656477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399" calcext:value-type="float">
            <text:p>8399</text:p>
          </table:table-cell>
          <table:table-cell table:formula="of:=[.$E$4]/[.E20]" office:value-type="float" office:value="8.59447553280153" calcext:value-type="float">
            <text:p>8.59447553280153</text:p>
          </table:table-cell>
          <table:table-cell table:formula="of:=[.F20]/[.D20]" office:value-type="float" office:value="0.505557384282443" calcext:value-type="float">
            <text:p>0.50555738428244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8003" calcext:value-type="float">
            <text:p>48003</text:p>
          </table:table-cell>
          <table:table-cell office:value-type="float" office:value="4.45259671270546" calcext:value-type="float">
            <text:p>4.45259671270546</text:p>
          </table:table-cell>
          <table:table-cell office:value-type="float" office:value="0.278287294544091" calcext:value-type="float">
            <text:p>0.27828729454409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542" calcext:value-type="float">
            <text:p>8542</text:p>
          </table:table-cell>
          <table:table-cell table:formula="of:=[.$E$4]/[.E21]" office:value-type="float" office:value="8.45059704987122" calcext:value-type="float">
            <text:p>8.45059704987122</text:p>
          </table:table-cell>
          <table:table-cell table:formula="of:=[.F21]/[.D21]" office:value-type="float" office:value="0.469477613881735" calcext:value-type="float">
            <text:p>0.469477613881735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48158" calcext:value-type="float">
            <text:p>48158</text:p>
          </table:table-cell>
          <table:table-cell office:value-type="float" office:value="4.43826570870883" calcext:value-type="float">
            <text:p>4.43826570870883</text:p>
          </table:table-cell>
          <table:table-cell office:value-type="float" office:value="0.261074453453461" calcext:value-type="float">
            <text:p>0.26107445345346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103" calcext:value-type="float">
            <text:p>8103</text:p>
          </table:table-cell>
          <table:table-cell table:formula="of:=[.$E$4]/[.E22]" office:value-type="float" office:value="8.90842897692213" calcext:value-type="float">
            <text:p>8.90842897692213</text:p>
          </table:table-cell>
          <table:table-cell table:formula="of:=[.F22]/[.D22]" office:value-type="float" office:value="0.468864682995901" calcext:value-type="float">
            <text:p>0.468864682995901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8275" calcext:value-type="float">
            <text:p>48275</text:p>
          </table:table-cell>
          <table:table-cell office:value-type="float" office:value="4.42750906266183" calcext:value-type="float">
            <text:p>4.42750906266183</text:p>
          </table:table-cell>
          <table:table-cell office:value-type="float" office:value="0.245972725703435" calcext:value-type="float">
            <text:p>0.24597272570343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584" calcext:value-type="float">
            <text:p>8584</text:p>
          </table:table-cell>
          <table:table-cell table:formula="of:=[.$E$4]/[.E23]" office:value-type="float" office:value="8.40924976700839" calcext:value-type="float">
            <text:p>8.40924976700839</text:p>
          </table:table-cell>
          <table:table-cell table:formula="of:=[.F23]/[.D23]" office:value-type="float" office:value="0.420462488350419" calcext:value-type="float">
            <text:p>0.4204624883504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7556" calcext:value-type="float">
            <text:p>47556</text:p>
          </table:table-cell>
          <table:table-cell office:value-type="float" office:value="4.49444865001262" calcext:value-type="float">
            <text:p>4.49444865001262</text:p>
          </table:table-cell>
          <table:table-cell office:value-type="float" office:value="0.236549928948032" calcext:value-type="float">
            <text:p>0.23654992894803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058" calcext:value-type="float">
            <text:p>8058</text:p>
          </table:table-cell>
          <table:table-cell table:formula="of:=[.$E$4]/[.E24]" office:value-type="float" office:value="8.95817820799206" calcext:value-type="float">
            <text:p>8.95817820799206</text:p>
          </table:table-cell>
          <table:table-cell table:formula="of:=[.F24]/[.D24]" office:value-type="float" office:value="0.426579914666289" calcext:value-type="float">
            <text:p>0.42657991466628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7642" calcext:value-type="float">
            <text:p>47642</text:p>
          </table:table-cell>
          <table:table-cell office:value-type="float" office:value="4.48633558624743" calcext:value-type="float">
            <text:p>4.48633558624743</text:p>
          </table:table-cell>
          <table:table-cell office:value-type="float" office:value="0.224316779312371" calcext:value-type="float">
            <text:p>0.22431677931237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273" calcext:value-type="float">
            <text:p>8273</text:p>
          </table:table-cell>
          <table:table-cell table:formula="of:=[.$E$4]/[.E25]" office:value-type="float" office:value="8.72537169104315" calcext:value-type="float">
            <text:p>8.72537169104315</text:p>
          </table:table-cell>
          <table:table-cell table:formula="of:=[.F25]/[.D25]" office:value-type="float" office:value="0.396607804138325" calcext:value-type="float">
            <text:p>0.396607804138325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7732" calcext:value-type="float">
            <text:p>47732</text:p>
          </table:table-cell>
          <table:table-cell office:value-type="float" office:value="4.47787647699656" calcext:value-type="float">
            <text:p>4.47787647699656</text:p>
          </table:table-cell>
          <table:table-cell office:value-type="float" office:value="0.213232213190313" calcext:value-type="float">
            <text:p>0.2132322131903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441" calcext:value-type="float">
            <text:p>8441</text:p>
          </table:table-cell>
          <table:table-cell table:formula="of:=[.$E$4]/[.E26]" office:value-type="float" office:value="8.55171188247838" calcext:value-type="float">
            <text:p>8.55171188247838</text:p>
          </table:table-cell>
          <table:table-cell table:formula="of:=[.F26]/[.D26]" office:value-type="float" office:value="0.371813560107756" calcext:value-type="float">
            <text:p>0.371813560107756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7298" calcext:value-type="float">
            <text:p>47298</text:p>
          </table:table-cell>
          <table:table-cell office:value-type="float" office:value="4.51896486109349" calcext:value-type="float">
            <text:p>4.51896486109349</text:p>
          </table:table-cell>
          <table:table-cell office:value-type="float" office:value="0.205407493686068" calcext:value-type="float">
            <text:p>0.205407493686068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384" calcext:value-type="float">
            <text:p>8384</text:p>
          </table:table-cell>
          <table:table-cell table:formula="of:=[.$E$4]/[.E27]" office:value-type="float" office:value="8.60985209923664" calcext:value-type="float">
            <text:p>8.60985209923664</text:p>
          </table:table-cell>
          <table:table-cell table:formula="of:=[.F27]/[.D27]" office:value-type="float" office:value="0.358743837468193" calcext:value-type="float">
            <text:p>0.35874383746819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8308" calcext:value-type="float">
            <text:p>48308</text:p>
          </table:table-cell>
          <table:table-cell office:value-type="float" office:value="4.4244845574232" calcext:value-type="float">
            <text:p>4.4244845574232</text:p>
          </table:table-cell>
          <table:table-cell office:value-type="float" office:value="0.192368893801009" calcext:value-type="float">
            <text:p>0.192368893801009</text:p>
          </table:table-cell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1002" calcext:value-type="float">
            <text:p>51002</text:p>
          </table:table-cell>
          <table:table-cell office:value-type="float" office:value="4.19077683228109" calcext:value-type="float">
            <text:p>4.19077683228109</text:p>
          </table:table-cell>
          <table:table-cell office:value-type="float" office:value="0.174615701345045" calcext:value-type="float">
            <text:p>0.174615701345045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7"/>
          <table:table-cell office:value-type="string" calcext:value-type="string">
            <text:p>try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Speedup gained with deleting the dynamically generated arrays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Threads</text:p>
          </table:table-cell>
          <table:table-cell office:value-type="string" calcext:value-type="string">
            <text:p>1000*500 grid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05938" calcext:value-type="float">
            <text:p>205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05059" calcext:value-type="float">
            <text:p>105059</text:p>
          </table:table-cell>
          <table:table-cell office:value-type="float" office:value="1.96021283278919" calcext:value-type="float">
            <text:p>1.96021283278919</text:p>
          </table:table-cell>
          <table:table-cell office:value-type="float" office:value="0.980106416394597" calcext:value-type="float">
            <text:p>0.980106416394597</text:p>
          </table:table-cell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70244" calcext:value-type="float">
            <text:p>70244</text:p>
          </table:table-cell>
          <table:table-cell office:value-type="float" office:value="2.93175217812197" calcext:value-type="float">
            <text:p>2.93175217812197</text:p>
          </table:table-cell>
          <table:table-cell office:value-type="float" office:value="0.977250726040658" calcext:value-type="float">
            <text:p>0.977250726040658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52292" calcext:value-type="float">
            <text:p>52292</text:p>
          </table:table-cell>
          <table:table-cell office:value-type="float" office:value="3.93823146944083" calcext:value-type="float">
            <text:p>3.93823146944083</text:p>
          </table:table-cell>
          <table:table-cell office:value-type="float" office:value="0.984557867360208" calcext:value-type="float">
            <text:p>0.984557867360208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3336" calcext:value-type="float">
            <text:p>43336</text:p>
          </table:table-cell>
          <table:table-cell office:value-type="float" office:value="4.75212294628023" calcext:value-type="float">
            <text:p>4.75212294628023</text:p>
          </table:table-cell>
          <table:table-cell office:value-type="float" office:value="0.950424589256046" calcext:value-type="float">
            <text:p>0.950424589256046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35986" calcext:value-type="float">
            <text:p>35986</text:p>
          </table:table-cell>
          <table:table-cell office:value-type="float" office:value="5.72272550436281" calcext:value-type="float">
            <text:p>5.72272550436281</text:p>
          </table:table-cell>
          <table:table-cell office:value-type="float" office:value="0.953787584060468" calcext:value-type="float">
            <text:p>0.953787584060468</text:p>
          </table:table-cell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31499" calcext:value-type="float">
            <text:p>31499</text:p>
          </table:table-cell>
          <table:table-cell office:value-type="float" office:value="6.53792183878853" calcext:value-type="float">
            <text:p>6.53792183878853</text:p>
          </table:table-cell>
          <table:table-cell office:value-type="float" office:value="0.933988834112648" calcext:value-type="float">
            <text:p>0.933988834112648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27673" calcext:value-type="float">
            <text:p>27673</text:p>
          </table:table-cell>
          <table:table-cell office:value-type="float" office:value="7.44183861525675" calcext:value-type="float">
            <text:p>7.44183861525675</text:p>
          </table:table-cell>
          <table:table-cell office:value-type="float" office:value="0.930229826907094" calcext:value-type="float">
            <text:p>0.930229826907094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25409" calcext:value-type="float">
            <text:p>25409</text:p>
          </table:table-cell>
          <table:table-cell office:value-type="float" office:value="8.10492345232004" calcext:value-type="float">
            <text:p>8.10492345232004</text:p>
          </table:table-cell>
          <table:table-cell office:value-type="float" office:value="0.900547050257783" calcext:value-type="float">
            <text:p>0.900547050257783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22905" calcext:value-type="float">
            <text:p>22905</text:p>
          </table:table-cell>
          <table:table-cell office:value-type="float" office:value="8.9909626719057" calcext:value-type="float">
            <text:p>8.9909626719057</text:p>
          </table:table-cell>
          <table:table-cell office:value-type="float" office:value="0.89909626719057" calcext:value-type="float">
            <text:p>0.89909626719057</text:p>
          </table:table-cell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21006" calcext:value-type="float">
            <text:p>21006</text:p>
          </table:table-cell>
          <table:table-cell office:value-type="float" office:value="9.80377035132819" calcext:value-type="float">
            <text:p>9.80377035132819</text:p>
          </table:table-cell>
          <table:table-cell office:value-type="float" office:value="0.891251850120745" calcext:value-type="float">
            <text:p>0.891251850120745</text:p>
          </table:table-cell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19251" calcext:value-type="float">
            <text:p>19251</text:p>
          </table:table-cell>
          <table:table-cell office:value-type="float" office:value="10.6975222066386" calcext:value-type="float">
            <text:p>10.6975222066386</text:p>
          </table:table-cell>
          <table:table-cell office:value-type="float" office:value="0.891460183886551" calcext:value-type="float">
            <text:p>0.891460183886551</text:p>
          </table:table-cell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office:value-type="float" office:value="25897" calcext:value-type="float">
            <text:p>25897</text:p>
          </table:table-cell>
          <table:table-cell office:value-type="float" office:value="7.9521952349693" calcext:value-type="float">
            <text:p>7.9521952349693</text:p>
          </table:table-cell>
          <table:table-cell office:value-type="float" office:value="0.611707325766869" calcext:value-type="float">
            <text:p>0.611707325766869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24413" calcext:value-type="float">
            <text:p>24413</text:p>
          </table:table-cell>
          <table:table-cell office:value-type="float" office:value="8.43558759677221" calcext:value-type="float">
            <text:p>8.43558759677221</text:p>
          </table:table-cell>
          <table:table-cell office:value-type="float" office:value="0.602541971198015" calcext:value-type="float">
            <text:p>0.602541971198015</text:p>
          </table:table-cell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22978" calcext:value-type="float">
            <text:p>22978</text:p>
          </table:table-cell>
          <table:table-cell office:value-type="float" office:value="8.96239881625903" calcext:value-type="float">
            <text:p>8.96239881625903</text:p>
          </table:table-cell>
          <table:table-cell office:value-type="float" office:value="0.597493254417269" calcext:value-type="float">
            <text:p>0.597493254417269</text:p>
          </table:table-cell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21586" calcext:value-type="float">
            <text:p>21586</text:p>
          </table:table-cell>
          <table:table-cell office:value-type="float" office:value="9.54035022699898" calcext:value-type="float">
            <text:p>9.54035022699898</text:p>
          </table:table-cell>
          <table:table-cell office:value-type="float" office:value="0.596271889187436" calcext:value-type="float">
            <text:p>0.596271889187436</text:p>
          </table:table-cell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20425" calcext:value-type="float">
            <text:p>20425</text:p>
          </table:table-cell>
          <table:table-cell office:value-type="float" office:value="10.0826438188495" calcext:value-type="float">
            <text:p>10.0826438188495</text:p>
          </table:table-cell>
          <table:table-cell office:value-type="float" office:value="0.593096695226438" calcext:value-type="float">
            <text:p>0.593096695226438</text:p>
          </table:table-cell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9425" calcext:value-type="float">
            <text:p>19425</text:p>
          </table:table-cell>
          <table:table-cell office:value-type="float" office:value="10.6016988416988" calcext:value-type="float">
            <text:p>10.6016988416988</text:p>
          </table:table-cell>
          <table:table-cell office:value-type="float" office:value="0.588983268983269" calcext:value-type="float">
            <text:p>0.588983268983269</text:p>
          </table:table-cell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8468" calcext:value-type="float">
            <text:p>18468</text:p>
          </table:table-cell>
          <table:table-cell office:value-type="float" office:value="11.1510721247563" calcext:value-type="float">
            <text:p>11.1510721247563</text:p>
          </table:table-cell>
          <table:table-cell office:value-type="float" office:value="0.586898532881912" calcext:value-type="float">
            <text:p>0.586898532881912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7530" calcext:value-type="float">
            <text:p>17530</text:p>
          </table:table-cell>
          <table:table-cell office:value-type="float" office:value="11.7477467199087" calcext:value-type="float">
            <text:p>11.7477467199087</text:p>
          </table:table-cell>
          <table:table-cell office:value-type="float" office:value="0.587387335995436" calcext:value-type="float">
            <text:p>0.587387335995436</text:p>
          </table:table-cell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6827" calcext:value-type="float">
            <text:p>16827</text:p>
          </table:table-cell>
          <table:table-cell office:value-type="float" office:value="12.238545195222" calcext:value-type="float">
            <text:p>12.238545195222</text:p>
          </table:table-cell>
          <table:table-cell office:value-type="float" office:value="0.582787866439141" calcext:value-type="float">
            <text:p>0.582787866439141</text:p>
          </table:table-cell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16305" calcext:value-type="float">
            <text:p>16305</text:p>
          </table:table-cell>
          <table:table-cell office:value-type="float" office:value="12.6303587856486" calcext:value-type="float">
            <text:p>12.6303587856486</text:p>
          </table:table-cell>
          <table:table-cell office:value-type="float" office:value="0.574107217529481" calcext:value-type="float">
            <text:p>0.574107217529481</text:p>
          </table:table-cell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6398" calcext:value-type="float">
            <text:p>16398</text:p>
          </table:table-cell>
          <table:table-cell office:value-type="float" office:value="12.5587266739846" calcext:value-type="float">
            <text:p>12.5587266739846</text:p>
          </table:table-cell>
          <table:table-cell office:value-type="float" office:value="0.546031594521071" calcext:value-type="float">
            <text:p>0.546031594521071</text:p>
          </table:table-cell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5533" calcext:value-type="float">
            <text:p>15533</text:p>
          </table:table-cell>
          <table:table-cell office:value-type="float" office:value="13.258095667289" calcext:value-type="float">
            <text:p>13.258095667289</text:p>
          </table:table-cell>
          <table:table-cell office:value-type="float" office:value="0.552420652803708" calcext:value-type="float">
            <text:p>0.552420652803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02:11:17.92723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02:11:49.241561832</dc:date>
    <meta:editing-duration>PT35M12S</meta:editing-duration>
    <meta:editing-cycles>12</meta:editing-cycles>
    <meta:generator>LibreOffice/6.0.6.2$Linux_X86_64 LibreOffice_project/00m0$Build-2</meta:generator>
    <meta:document-statistic meta:table-count="1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082cm" svg:y="0.316cm" chart:style-name="ch2">
          <text:p>speedup</text:p>
        </chart:title>
        <chart:plot-area chart:style-name="ch3" table:cell-range-address="'thread-1000'.D4:'thread-1000'.D27 'thread-1000'.F3:'thread-1000'.F27" chart:data-source-has-labels="row" svg:x="1.33cm" svg:y="1.275cm" svg:width="14.349cm" svg:height="6.57cm">
          <chartooo:coordinate-region svg:x="1.766cm" svg:y="1.474cm" svg:width="13.541cm" svg:height="5.724cm"/>
          <chart:axis chart:dimension="x" chart:name="primary-x" chart:style-name="ch4">
            <chart:title svg:x="7.6cm" svg:y="8.025cm" chart:style-name="ch5">
              <text:p># of threads</text:p>
            </chart:title>
          </chart:axis>
          <chart:axis chart:dimension="y" chart:name="primary-y" chart:style-name="ch4">
            <chart:title svg:x="0.451cm" svg:y="5.252cm" chart:style-name="ch6">
              <text:p>speedup</text:p>
            </chart:title>
            <chart:grid chart:style-name="ch7" chart:class="major"/>
          </chart:axis>
          <chart:series chart:style-name="ch8" chart:values-cell-range-address="'thread-1000'.F4:'thread-1000'.F27" chart:label-cell-address="'thread-1000'.F3:'thread-1000'.F3" chart:class="chart:scatter">
            <chart:domain table:cell-range-address="'thread-1000'.D4:'thread-1000'.D27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up</text:p>
                <draw:g>
                  <svg:desc>'thread-1000'.F3:'thread-1000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hread-1000'.D4:'thread-1000'.D27</svg:desc>
                </draw:g>
              </table:table-cell>
              <table:table-cell office:value-type="float" office:value="1">
                <text:p>1</text:p>
                <draw:g>
                  <svg:desc>'thread-1000'.F4:'thread-1000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276748420263">
                <text:p>1.93276748420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5999847059723">
                <text:p>2.75999847059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311084859224">
                <text:p>3.55311084859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14380022962113">
                <text:p>4.14380022962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7477179521101">
                <text:p>4.77477179521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40104751215862">
                <text:p>5.40104751215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6619555335152">
                <text:p>5.96619555335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14072919373">
                <text:p>6.2514072919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86822074215033">
                <text:p>6.86822074215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29362433060523">
                <text:p>7.29362433060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77353004522938">
                <text:p>7.77353004522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9448883425528">
                <text:p>7.39448883425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28626223882104">
                <text:p>7.2862622388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7468340845675">
                <text:p>7.7468340845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6896937178627">
                <text:p>8.06896937178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59447553280153">
                <text:p>8.59447553280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45059704987122">
                <text:p>8.45059704987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90842897692213">
                <text:p>8.90842897692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40924976700839">
                <text:p>8.40924976700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95817820799206">
                <text:p>8.95817820799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2537169104315">
                <text:p>8.72537169104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5171188247838">
                <text:p>8.55171188247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0985209923664">
                <text:p>8.60985209923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963cm" svg:y="0.316cm" chart:style-name="ch2">
          <text:p>efficiency</text:p>
        </chart:title>
        <chart:plot-area chart:style-name="ch3" table:cell-range-address="'thread-1000'.D4:'thread-1000'.D27 'thread-1000'.G3:'thread-1000'.G27" chart:data-source-has-labels="row" svg:x="1.33cm" svg:y="1.275cm" svg:width="14.35cm" svg:height="6.57cm">
          <chartooo:coordinate-region svg:x="2.057cm" svg:y="1.475cm" svg:width="13.436cm" svg:height="5.723cm"/>
          <chart:axis chart:dimension="x" chart:name="primary-x" chart:style-name="ch4">
            <chart:title svg:x="7.601cm" svg:y="8.025cm" chart:style-name="ch5">
              <text:p># of threads</text:p>
            </chart:title>
          </chart:axis>
          <chart:axis chart:dimension="y" chart:name="primary-y" chart:style-name="ch4">
            <chart:title svg:x="0.451cm" svg:y="5.292cm" chart:style-name="ch6">
              <text:p>efficiency</text:p>
            </chart:title>
            <chart:grid chart:style-name="ch7" chart:class="major"/>
          </chart:axis>
          <chart:series chart:style-name="ch8" chart:values-cell-range-address="'thread-1000'.G4:'thread-1000'.G27" chart:label-cell-address="'thread-1000'.G3:'thread-1000'.G3" chart:class="chart:scatter">
            <chart:domain table:cell-range-address="'thread-1000'.D4:'thread-1000'.D27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fficiency</text:p>
                <draw:g>
                  <svg:desc>'thread-1000'.G3:'thread-100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hread-1000'.D4:'thread-1000'.D27</svg:desc>
                </draw:g>
              </table:table-cell>
              <table:table-cell office:value-type="float" office:value="1">
                <text:p>1</text:p>
                <draw:g>
                  <svg:desc>'thread-1000'.G4:'thread-1000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6383742101317">
                <text:p>0.966383742101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9999490199077">
                <text:p>0.919999490199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277712148061">
                <text:p>0.888277712148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8760045924225">
                <text:p>0.828760045924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5795299201834">
                <text:p>0.795795299201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157821602266">
                <text:p>0.77157821602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577444416894">
                <text:p>0.74577444416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4600810215256">
                <text:p>0.694600810215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86822074215033">
                <text:p>0.686822074215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63056757327749">
                <text:p>0.663056757327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47794170435781">
                <text:p>0.64779417043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68806833404252">
                <text:p>0.568806833404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20447302772931">
                <text:p>0.520447302772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16455605637834">
                <text:p>0.516455605637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04310585736642">
                <text:p>0.504310585736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05557384282443">
                <text:p>0.505557384282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69477613881735">
                <text:p>0.469477613881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68864682995901">
                <text:p>0.468864682995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20462488350419">
                <text:p>0.420462488350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6579914666289">
                <text:p>0.426579914666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96607804138325">
                <text:p>0.396607804138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71813560107756">
                <text:p>0.37181356010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58743837468193">
                <text:p>0.358743837468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